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24CF02F6F6587E1638B.png" manifest:media-type="image/png"/>
  <manifest:file-entry manifest:full-path="Pictures/1000069A000027CA00003505CC287BDC8A4F7195.svg" manifest:media-type="image/svg+xml"/>
  <manifest:file-entry manifest:full-path="Pictures/10000001000002950000024CBD1CCCF2E08353F5.png" manifest:media-type="image/png"/>
  <manifest:file-entry manifest:full-path="Pictures/1000060D00003BA200003505564EE8E65A4AA7C7.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textarea-horizontal-align="justify" draw:textarea-vertical-align="middle" draw:auto-grow-height="false" fo:min-height="0.092cm" fo:min-width="0cm"/>
    </style:style>
    <style:style style:name="gr2" style:family="graphic" style:parent-style-name="standard">
      <style:graphic-properties draw:stroke="none" draw:textarea-horizontal-align="justify" draw:textarea-vertical-align="middle" draw:auto-grow-height="false" fo:min-height="0cm" fo:min-width="0cm"/>
    </style:style>
    <style:style style:name="gr3" style:family="graphic" style:parent-style-name="standard">
      <style:graphic-properties draw:stroke="none" draw:stroke-dash="Dashed_20__28_var_29__20_1" svg:stroke-width="0cm" draw:stroke-linejoin="none" svg:stroke-linecap="butt" draw:fill="solid" draw:fill-color="#b92323" draw:opacity="8%" draw:textarea-horizontal-align="center" draw:textarea-vertical-align="middle"/>
    </style:style>
    <style:style style:name="gr4" style:family="graphic" style:parent-style-name="standard">
      <style:graphic-properties draw:stroke="none" draw:stroke-dash="Dashed_20__28_var_29__20_1" svg:stroke-width="0.005cm" svg:stroke-color="#b92323" draw:stroke-linejoin="miter" svg:stroke-linecap="butt" draw:fill="none" draw:fill-color="#b92323" draw:opacity="8%" draw:textarea-horizontal-align="center" draw:textarea-vertical-align="middle" fo:padding-top="0.115cm" fo:padding-bottom="0.115cm" fo:padding-left="0.24cm" fo:padding-right="0.24cm"/>
    </style:style>
    <style:style style:name="gr5"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6" style:family="graphic" style:parent-style-name="standard">
      <style:graphic-properties draw:stroke="none" draw:fill-color="#aa322c" draw:textarea-horizontal-align="justify" draw:textarea-vertical-align="middle" draw:auto-grow-height="false" fo:min-height="1.33cm" fo:min-width="4.854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start="" draw:marker-start-width="0.3cm" draw:marker-end="Arrow" draw:marker-end-width="0.3cm" draw:fill="none" draw:textarea-vertical-align="middle"/>
    </style:style>
    <style:style style:name="gr11"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2" style:family="graphic" style:parent-style-name="standard">
      <style:graphic-properties draw:marker-start="Arrowheads_20_2" draw:marker-start-width="0.3cm" draw:marker-end="Arrowheads_20_2" draw:marker-end-width="0.3cm" draw:textarea-vertical-align="middle"/>
    </style:style>
    <style:style style:name="gr13" style:family="graphic" style:parent-style-name="standard">
      <style:graphic-properties draw:textarea-horizontal-align="justify" draw:textarea-vertical-align="middle" draw:auto-grow-height="false" fo:min-height="0.138cm" fo:min-width="0.309cm"/>
      <style:paragraph-properties style:writing-mode="lr-tb"/>
    </style:style>
    <style:style style:name="gr14" style:family="graphic" style:parent-style-name="standard">
      <style:graphic-properties draw:stroke="none" draw:fill-color="#999999" draw:textarea-horizontal-align="justify" draw:textarea-vertical-align="middle" draw:auto-grow-height="false" fo:min-height="0.567cm" fo:min-width="1.955cm"/>
      <style:paragraph-properties style:writing-mode="lr-tb"/>
    </style:style>
    <style:style style:name="gr15" style:family="graphic" style:parent-style-name="objectwithoutfill">
      <style:graphic-properties draw:stroke="dash" draw:stroke-dash="Long_20_Dash" svg:stroke-color="#808080" svg:stroke-linecap="butt" draw:fill="none" draw:textarea-vertical-align="middle"/>
    </style:style>
    <style:style style:name="gr16" style:family="graphic" style:parent-style-name="standard">
      <style:graphic-properties draw:stroke="none" svg:stroke-color="#000000" draw:fill="none" draw:fill-color="#ffffff" fo:min-height="0.854cm"/>
      <style:paragraph-properties style:writing-mode="lr-tb"/>
    </style:style>
    <style:style style:name="gr17" style:family="graphic" style:parent-style-name="standard">
      <style:graphic-properties draw:stroke="none" svg:stroke-color="#000000" draw:fill="none" draw:fill-color="#ffffff" fo:min-height="1.423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textarea-horizontal-align="justify" draw:textarea-vertical-align="middle" draw:auto-grow-height="false" fo:min-height="0.051cm" fo:min-width="0cm"/>
    </style:style>
    <style:style style:name="gr20"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21" style:family="graphic" style:parent-style-name="standard">
      <style:graphic-properties draw:stroke="none" svg:stroke-color="#000000" draw:fill="none" draw:fill-color="#ffffff" fo:min-height="1.273cm"/>
      <style:paragraph-properties style:writing-mode="lr-tb"/>
    </style:style>
    <style:style style:name="gr22" style:family="graphic" style:parent-style-name="standard">
      <style:graphic-properties draw:stroke="none" svg:stroke-color="#000000" draw:fill="none" draw:fill-color="#ffffff" fo:min-height="0.955cm"/>
      <style:paragraph-properties style:writing-mode="lr-tb"/>
    </style:style>
    <style:style style:name="gr23"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4" style:family="graphic" style:parent-style-name="standard">
      <style:graphic-properties draw:stroke="none" svg:stroke-color="#000000" draw:fill="none" draw:fill-color="#ffffff" fo:min-height="0.949cm"/>
      <style:paragraph-properties style:writing-mode="lr-tb"/>
    </style:style>
    <style:style style:name="gr25" style:family="graphic" style:parent-style-name="standard">
      <style:graphic-properties draw:stroke="none" svg:stroke-color="#000000" draw:fill="none" draw:fill-color="#ffffff" fo:min-height="1.337cm"/>
      <style:paragraph-properties style:writing-mode="lr-tb"/>
    </style:style>
    <style:style style:name="P1" style:family="paragraph">
      <style:paragraph-properties fo:text-align="center"/>
    </style:style>
    <style:style style:name="P2" style:family="paragraph">
      <loext:graphic-properties draw:fill="solid" draw:fill-color="#b92323" draw:opacity="8%"/>
      <style:paragraph-properties fo:text-align="center"/>
      <style:text-properties fo:language="en" fo:country="US"/>
    </style:style>
    <style:style style:name="P3" style:family="paragraph">
      <loext:graphic-properties draw:fill="none" draw:fill-color="#b92323" draw:opacity="8%"/>
      <style:paragraph-properties fo:text-align="center"/>
      <style:text-properties fo:language="en" fo:country="US"/>
    </style:style>
    <style:style style:name="P4" style:family="paragraph">
      <style:paragraph-properties fo:text-align="center"/>
      <style:text-properties fo:language="en" fo:country="US"/>
    </style:style>
    <style:style style:name="P5" style:family="paragraph">
      <style:paragraph-properties fo:text-align="center" style:writing-mode="lr-tb"/>
      <style:text-properties fo:color="#ffffff" loext:opacity="100%" fo:font-size="14pt" fo:language="en" fo:country="US" style:font-size-asian="14pt" style:font-size-complex="14pt"/>
    </style:style>
    <style:style style:name="P6" style:family="paragraph">
      <loext:graphic-properties draw:fill-color="#aa322c"/>
      <style:paragraph-properties fo:text-align="center" style:writing-mode="lr-tb"/>
      <style:text-properties fo:color="#ffffff" loext:opacity="100%" loext:color-lum-mod="100%" loext:color-lum-off="0%" fo:font-size="14pt" fo:language="en" fo:country="US" style:font-size-asian="14pt" style:font-size-complex="14pt"/>
    </style:style>
    <style:style style:name="P7" style:family="paragraph">
      <style:paragraph-properties fo:text-align="start" style:writing-mode="lr-tb"/>
      <style:text-properties fo:color="#ffffff" loext:opacity="100%" fo:font-size="14pt" fo:language="en" fo:country="US" style:font-size-asian="14pt" style:font-size-complex="14pt"/>
    </style:style>
    <style:style style:name="P8" style:family="paragraph">
      <loext:graphic-properties draw:fill-color="#aa322c"/>
      <style:paragraph-properties fo:text-align="start" style:writing-mode="lr-tb"/>
      <style:text-properties fo:color="#ffffff" loext:opacity="100%" loext:color-lum-mod="100%" loext:color-lum-off="0%" fo:font-size="14pt" fo:language="en" fo:country="US" style:font-size-asian="14pt" style:font-size-complex="14pt"/>
    </style:style>
    <style:style style:name="P9" style:family="paragraph">
      <loext:graphic-properties draw:fill="none"/>
      <style:paragraph-properties fo:text-align="center"/>
      <style:text-properties fo:language="en" fo:country="US"/>
    </style:style>
    <style:style style:name="P10" style:family="paragraph">
      <loext:graphic-properties draw:fill-color="#999999"/>
      <style:paragraph-properties fo:text-align="center" style:writing-mode="lr-tb"/>
      <style:text-properties fo:color="#ffffff" loext:opacity="100%" loext:color-lum-mod="100%" loext:color-lum-off="0%" fo:font-size="14pt" fo:language="en" fo:country="US" style:font-size-asian="14pt" style:font-size-complex="14pt"/>
    </style:style>
    <style:style style:name="P11" style:family="paragraph">
      <style:paragraph-properties fo:text-align="center" style:writing-mode="lr-tb"/>
      <style:text-properties fo:font-size="10pt" fo:language="en" fo:country="US" style:font-size-asian="10pt" style:font-size-complex="10pt"/>
    </style:style>
    <style:style style:name="P12" style:family="paragraph">
      <style:paragraph-properties fo:text-align="center" style:writing-mode="lr-tb"/>
      <style:text-properties fo:color="#ffffff" loext:opacity="100%" fo:font-size="10pt" fo:language="en" fo:country="US" style:font-size-asian="10pt" style:font-size-complex="10pt"/>
    </style:style>
    <style:style style:name="P13" style:family="paragraph">
      <loext:graphic-properties draw:fill-color="#999999"/>
      <style:paragraph-properties fo:text-align="center" style:writing-mode="lr-tb"/>
      <style:text-properties fo:color="#ffffff" loext:opacity="100%" loext:color-lum-mod="100%" loext:color-lum-off="0%" fo:font-size="10pt" fo:language="en" fo:country="US" style:font-size-asian="10pt" style:font-size-complex="10pt"/>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10pt" fo:language="en" fo:country="US" fo:font-style="normal" style:font-size-asian="10pt" style:font-style-asian="normal" style:font-size-complex="10pt" style:font-style-complex="normal"/>
    </style:style>
    <style:style style:name="P16" style:family="paragraph">
      <loext:graphic-properties draw:fill="none" draw:fill-color="#ffffff"/>
      <style:paragraph-properties fo:text-align="center" style:writing-mode="lr-tb"/>
      <style:text-properties fo:color="#999999" loext:opacity="100%" loext:color-lum-mod="100%" loext:color-lum-off="0%" fo:font-size="17pt" fo:language="en" fo:country="US" fo:font-weight="normal" fo:background-color="#666666" style:font-size-asian="17pt" style:font-weight-asian="normal" style:font-size-complex="17pt" style:font-weight-complex="normal"/>
    </style:style>
    <style:style style:name="P17" style:family="paragraph">
      <loext:graphic-properties draw:fill="solid" draw:fill-color="#00a933"/>
      <style:paragraph-properties fo:text-align="center"/>
      <style:text-properties fo:language="en" fo:country="US"/>
    </style:style>
    <style:style style:name="P18" style:family="paragraph">
      <loext:graphic-properties draw:fill="none" draw:fill-color="#ffffff"/>
      <style:paragraph-properties style:writing-mode="lr-tb"/>
      <style:text-properties fo:color="#00a933" loext:opacity="100%" loext:color-lum-mod="100%" loext:color-lum-off="0%" fo:font-size="8pt" fo:language="en" fo:country="US" style:font-size-asian="8pt" style:font-size-complex="8pt"/>
    </style:style>
    <style:style style:name="P19" style:family="paragraph">
      <loext:graphic-properties draw:fill="none" draw:fill-color="#ffffff"/>
      <style:paragraph-properties style:writing-mode="lr-tb"/>
      <style:text-properties fo:color="#999999" loext:opacity="100%" loext:color-lum-mod="100%" loext:color-lum-off="0%" fo:font-size="8pt" fo:language="en" fo:country="US" style:font-size-asian="8pt" style:font-size-complex="8pt"/>
    </style:style>
    <style:style style:name="P20" style:family="paragraph">
      <loext:graphic-properties draw:fill="solid" draw:fill-color="#cccccc"/>
      <style:paragraph-properties fo:text-align="center"/>
      <style:text-properties fo:language="en" fo:country="US"/>
    </style:style>
    <style:style style:name="P21" style:family="paragraph">
      <loext:graphic-properties draw:fill="none" draw:fill-color="#ffffff"/>
      <style:paragraph-properties fo:text-align="start" style:writing-mode="lr-tb"/>
      <style:text-properties fo:color="#333333" loext:opacity="100%" loext:color-lum-mod="100%" loext:color-lum-off="0%" fo:font-size="12pt" fo:language="en" fo:country="US" fo:font-style="normal" fo:font-weight="bold" style:font-size-asian="12pt" style:font-style-asian="normal" style:font-weight-asian="bold" style:font-size-complex="12pt" style:font-style-complex="normal" style:font-weight-complex="bold"/>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fo:color="#333333" loext:opacity="100%" loext:color-lum-mod="100%" loext:color-lum-off="0%" fo:font-size="12pt" fo:font-style="normal" style:font-size-asian="12pt" style:font-style-asian="normal" style:font-size-complex="12pt" style:font-style-complex="normal"/>
    </style:style>
    <style:style style:name="T1" style:family="text">
      <style:text-properties fo:color="#ffffff" loext:opacity="100%" fo:font-size="14pt" fo:language="en" fo:country="US" style:font-size-asian="14pt" style:font-size-complex="14pt"/>
    </style:style>
    <style:style style:name="T2" style:family="text">
      <style:text-properties fo:color="#ffffff" loext:opacity="100%" fo:font-size="14pt" fo:language="en" fo:country="US" fo:font-weight="bold" style:font-size-asian="14pt" style:font-weight-asian="bold" style:font-size-complex="14pt" style:font-weight-complex="bold"/>
    </style:style>
    <style:style style:name="T3" style:family="text">
      <style:text-properties fo:font-size="10pt" fo:language="en" fo:country="US" style:font-size-asian="10pt" style:font-size-complex="10pt"/>
    </style:style>
    <style:style style:name="T4" style:family="text">
      <style:text-properties fo:color="#ffffff" loext:opacity="100%" fo:font-size="10pt" fo:language="en" fo:country="US" style:font-size-asian="10pt" style:font-size-complex="10pt"/>
    </style:style>
    <style:style style:name="T5" style:family="text">
      <style:text-properties fo:font-size="10pt" fo:language="en" fo:country="US" fo:font-style="normal" style:font-size-asian="10pt" style:font-style-asian="normal" style:font-size-complex="10pt" style:font-style-complex="normal"/>
    </style:style>
    <style:style style:name="T6" style:family="text">
      <style:text-properties fo:color="#999999" loext:opacity="100%" fo:font-size="17pt" fo:language="en" fo:country="US" fo:font-weight="normal" style:font-size-asian="17pt" style:font-weight-asian="normal" style:font-size-complex="17pt" style:font-weight-complex="normal"/>
    </style:style>
    <style:style style:name="T7" style:family="text">
      <style:text-properties fo:color="#00a933" loext:opacity="100%" fo:font-size="8pt" fo:language="en" fo:country="US" style:font-size-asian="8pt" style:font-size-complex="8pt"/>
    </style:style>
    <style:style style:name="T8" style:family="text">
      <style:text-properties fo:color="#999999" loext:opacity="100%" fo:font-size="8pt" fo:language="en" fo:country="US" style:font-size-asian="8pt" style:font-size-complex="8pt"/>
    </style:style>
    <style:style style:name="T9" style:family="text">
      <style:text-properties fo:color="#333333" loext:opacity="100%" fo:font-size="12pt" fo:language="en" fo:country="US" fo:font-style="normal" fo:font-weight="bold" style:font-size-asian="12pt" style:font-style-asian="normal" style:font-weight-asian="bold" style:font-size-complex="12pt" style:font-style-complex="normal" style:font-weight-complex="bold"/>
    </style:style>
    <style:style style:name="T10" style:family="text">
      <style:text-properties fo:color="#333333" loext:opacity="100%"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custom-shape draw:style-name="gr1" draw:text-style-name="P1" xml:id="id5" draw:id="id5" draw:layer="layout" svg:width="0.38cm" svg:height="0.342cm" svg:x="9.327cm" svg:y="5.909cm">
          <text:p/>
          <draw:enhanced-geometry svg:viewBox="0 0 21600 21600" draw:mirror-horizontal="false" draw:mirror-vertical="false" draw:type="rectangle" draw:enhanced-path="M 0 0 L 21600 0 21600 21600 0 21600 0 0 Z N"/>
        </draw:custom-shape>
        <draw:custom-shape draw:style-name="gr1" draw:text-style-name="P1" xml:id="id7" draw:id="id7" draw:layer="layout" svg:width="0.38cm" svg:height="0.342cm" svg:x="12.327cm" svg:y="5.909cm">
          <text:p/>
          <draw:enhanced-geometry svg:viewBox="0 0 21600 21600" draw:mirror-horizontal="false" draw:mirror-vertical="false" draw:type="rectangle" draw:enhanced-path="M 0 0 L 21600 0 21600 21600 0 21600 0 0 Z N"/>
        </draw:custom-shape>
        <draw:custom-shape draw:style-name="gr2" draw:text-style-name="P1" xml:id="id1" draw:id="id1" draw:layer="layout" svg:width="0.38cm" svg:height="0.195cm" svg:x="9.327cm" svg:y="9.309cm">
          <text:p/>
          <draw:enhanced-geometry svg:viewBox="0 0 21600 21600" draw:type="rectangle" draw:enhanced-path="M 0 0 L 21600 0 21600 21600 0 21600 0 0 Z N"/>
        </draw:custom-shape>
        <draw:custom-shape draw:style-name="gr2" draw:text-style-name="P1" xml:id="id10" draw:id="id10" draw:layer="layout" svg:width="0.38cm" svg:height="0.195cm" svg:x="12.427cm" svg:y="9.309cm">
          <text:p/>
          <draw:enhanced-geometry svg:viewBox="0 0 21600 21600" draw:type="rectangle" draw:enhanced-path="M 0 0 L 21600 0 21600 21600 0 21600 0 0 Z N"/>
        </draw:custom-shape>
        <draw:custom-shape draw:style-name="gr2" draw:text-style-name="P1" xml:id="id6" draw:id="id6" draw:layer="layout" svg:width="0.38cm" svg:height="0.22cm" svg:x="9.327cm" svg:y="7.937cm">
          <text:p/>
          <draw:enhanced-geometry svg:viewBox="0 0 21600 21600" draw:type="rectangle" draw:enhanced-path="M 0 0 L 21600 0 21600 21600 0 21600 0 0 Z N"/>
        </draw:custom-shape>
        <draw:custom-shape draw:style-name="gr2" draw:text-style-name="P1" xml:id="id8" draw:id="id8" draw:layer="layout" svg:width="0.38cm" svg:height="0.22cm" svg:x="12.327cm" svg:y="7.937cm">
          <text:p/>
          <draw:enhanced-geometry svg:viewBox="0 0 21600 21600" draw:type="rectangle" draw:enhanced-path="M 0 0 L 21600 0 21600 21600 0 21600 0 0 Z N"/>
        </draw:custom-shape>
        <draw:custom-shape draw:style-name="gr2" draw:text-style-name="P1" xml:id="id11" draw:id="id11" draw:layer="layout" svg:width="0.38cm" svg:height="0.207cm" svg:x="12.427cm" svg:y="14.55cm">
          <text:p/>
          <draw:enhanced-geometry svg:viewBox="0 0 21600 21600" draw:type="rectangle" draw:enhanced-path="M 0 0 L 21600 0 21600 21600 0 21600 0 0 Z N"/>
        </draw:custom-shape>
        <draw:custom-shape draw:style-name="gr2" draw:text-style-name="P1" xml:id="id2" draw:id="id2" draw:layer="layout" svg:width="0.38cm" svg:height="0.207cm" svg:x="9.327cm" svg:y="14.55cm">
          <text:p/>
          <draw:enhanced-geometry svg:viewBox="0 0 21600 21600" draw:type="rectangle" draw:enhanced-path="M 0 0 L 21600 0 21600 21600 0 21600 0 0 Z N"/>
        </draw:custom-shape>
        <draw:g>
          <draw:polygon draw:style-name="gr3" draw:text-style-name="P2"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4" draw:text-style-name="P3"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custom-shape draw:style-name="gr2" draw:text-style-name="P4" draw:layer="layout" svg:width="0.212cm" svg:height="0.176cm" svg:x="8.352cm" svg:y="8.344cm">
          <text:p/>
          <draw:enhanced-geometry svg:viewBox="0 0 21600 21600" draw:type="rectangle" draw:enhanced-path="M 0 0 L 21600 0 21600 21600 0 21600 0 0 Z N"/>
        </draw:custom-shape>
        <draw:custom-shape draw:style-name="gr5" draw:text-style-name="P6" xml:id="id14" draw:id="id14" draw:layer="layout" svg:width="2.297cm" svg:height="1.58cm" svg:x="8.354cm" svg:y="14.536cm">
          <text:p text:style-name="P5"><text:span text:style-name="T1">math</text:span></text:p>
          <text:p text:style-name="P5"><text:span text:style-name="T1">runtime</text:span></text:p>
          <draw:enhanced-geometry svg:viewBox="0 0 21600 21600" draw:type="rectangle" draw:enhanced-path="M 0 0 L 21600 0 21600 21600 0 21600 0 0 Z N"/>
        </draw:custom-shape>
        <draw:custom-shape draw:style-name="gr5" draw:text-style-name="P6" xml:id="id4" draw:id="id4" draw:layer="layout" svg:width="2.297cm" svg:height="1.58cm" svg:x="4.454cm" svg:y="12.536cm">
          <text:p text:style-name="P5"><text:span text:style-name="T1">smpl</text:span></text:p>
          <draw:enhanced-geometry svg:viewBox="0 0 21600 21600" draw:type="rectangle" draw:enhanced-path="M 0 0 L 21600 0 21600 21600 0 21600 0 0 Z N"/>
        </draw:custom-shape>
        <draw:custom-shape draw:style-name="gr5" draw:text-style-name="P6" xml:id="id3" draw:id="id3" draw:layer="layout" svg:width="2.297cm" svg:height="1.58cm" svg:x="4.454cm" svg:y="10.136cm">
          <text:p text:style-name="P5"><text:span text:style-name="T1">compiler</text:span></text:p>
          <draw:enhanced-geometry svg:viewBox="0 0 21600 21600" draw:type="rectangle" draw:enhanced-path="M 0 0 L 21600 0 21600 21600 0 21600 0 0 Z N"/>
        </draw:custom-shape>
        <draw:custom-shape draw:style-name="gr6" draw:text-style-name="P8" xml:id="id12" draw:id="id12" draw:layer="layout" svg:width="5.354cm" svg:height="1.58cm" svg:x="8.361cm" svg:y="7.936cm">
          <text:p text:style-name="P7"><text:span text:style-name="T1"><text:s text:c="3"/></text:span><text:span text:style-name="T1">app <text:s text:c="18"/></text:span><text:span text:style-name="T2">&lt;/&gt;</text:span></text:p>
          <draw:enhanced-geometry svg:viewBox="0 0 21600 21600" draw:type="rectangle" draw:enhanced-path="M 0 0 L 21600 0 21600 21600 0 21600 0 0 Z N"/>
        </draw:custom-shape>
        <draw:connector draw:style-name="gr7" draw:text-style-name="P9" draw:layer="layout" svg:x1="9.517cm" svg:y1="9.504cm" svg:x2="9.517cm" svg:y2="14.55cm" draw:start-shape="id1" draw:start-glue-point="2" draw:end-shape="id2" draw:end-glue-point="0" svg:d="M9517 9504v5046" svg:viewBox="0 0 1 5047">
          <text:p/>
        </draw:connector>
        <draw:custom-shape draw:style-name="gr8" draw:text-style-name="P6" draw:layer="layout" svg:width="2.205cm" svg:height="2.426cm" svg:x="8.4cm" svg:y="3.836cm">
          <text:p text:style-name="P5"><text:span text:style-name="T1">public</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2.205cm" svg:height="2.426cm" svg:x="11.4cm" svg:y="3.837cm">
          <text:p text:style-name="P5"><text:span text:style-name="T1">private</text:span></text:p>
          <text:p text:style-name="P5"><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9" draw:layer="layout" svg:x1="5.602cm" svg:y1="11.716cm" svg:x2="5.602cm" svg:y2="12.536cm" draw:start-shape="id3" draw:start-glue-point="2" draw:end-shape="id4" draw:end-glue-point="0" svg:d="M5602 11716v820" svg:viewBox="0 0 1 821">
          <text:p/>
        </draw:connector>
        <draw:connector draw:style-name="gr10" draw:text-style-name="P9" draw:layer="layout" svg:x1="9.517cm" svg:y1="6.251cm" svg:x2="9.517cm" svg:y2="7.937cm" draw:start-shape="id5" draw:start-glue-point="2" draw:end-shape="id6" draw:end-glue-point="0" svg:d="M9517 6251v1686" svg:viewBox="0 0 1 1687">
          <text:p/>
        </draw:connector>
        <draw:connector draw:style-name="gr10" draw:text-style-name="P9" draw:layer="layout" svg:x1="12.517cm" svg:y1="6.251cm" svg:x2="12.517cm" svg:y2="7.937cm" draw:start-shape="id7" draw:start-glue-point="2" draw:end-shape="id8" draw:end-glue-point="0" svg:d="M12517 6251v1686" svg:viewBox="0 0 1 1687">
          <text:p/>
        </draw:connector>
        <draw:custom-shape draw:style-name="gr11" draw:text-style-name="P10" draw:layer="layout" svg:width="2.297cm" svg:height="1.58cm" svg:x="8.354cm" svg:y="1.036cm">
          <text:p text:style-name="P5"><text:span text:style-name="T1">vscode</text:span></text:p>
          <draw:enhanced-geometry svg:viewBox="0 0 21600 21600" draw:type="rectangle" draw:enhanced-path="M 0 0 L 21600 0 21600 21600 0 21600 0 0 Z N"/>
        </draw:custom-shape>
        <draw:custom-shape draw:style-name="gr5" draw:text-style-name="P6" draw:layer="layout" svg:width="2.297cm" svg:height="1.58cm" svg:x="11.354cm" svg:y="1.036cm">
          <text:p text:style-name="P5"><text:span text:style-name="T1">ide*</text:span></text:p>
          <draw:enhanced-geometry svg:viewBox="0 0 21600 21600" draw:type="rectangle" draw:enhanced-path="M 0 0 L 21600 0 21600 21600 0 21600 0 0 Z N"/>
        </draw:custom-shape>
        <draw:line draw:style-name="gr12" draw:text-style-name="P4" draw:layer="layout" svg:x1="9.96cm" svg:y1="4.088cm" svg:x2="12.021cm" svg:y2="2.794cm">
          <text:p/>
        </draw:line>
        <draw:line draw:style-name="gr12" draw:text-style-name="P4" draw:layer="layout" svg:x1="12.021cm" svg:y1="4.088cm" svg:x2="9.96cm" svg:y2="2.794cm">
          <text:p/>
        </draw:line>
        <draw:custom-shape draw:style-name="gr13" draw:text-style-name="P11" draw:layer="layout" svg:width="0.849cm" svg:height="0.428cm" svg:x="4.145cm" svg:y="11.477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4.145cm" svg:y="13.878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145cm" svg:y="9.279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0.045cm" svg:y="15.88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545cm" svg:y="2.279cm">
          <text:p text:style-name="P11"><text:span text:style-name="T3">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3.045cm" svg:y="5.88cm">
          <text:p text:style-name="P11"><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0.849cm" svg:height="0.428cm" svg:x="10cm" svg:y="5.881cm">
          <text:p text:style-name="P11"><text:span text:style-name="T3">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4" draw:layer="layout" svg:x1="9.471cm" svg:y1="2.754cm" svg:x2="9.471cm" svg:y2="4.107cm">
          <text:p/>
        </draw:line>
        <draw:line draw:style-name="gr12" draw:text-style-name="P4" draw:layer="layout" svg:x1="12.471cm" svg:y1="2.754cm" svg:x2="12.471cm" svg:y2="4.107cm">
          <text:p/>
        </draw:line>
        <draw:custom-shape draw:style-name="gr14" draw:text-style-name="P13" xml:id="id9" draw:id="id9" draw:layer="layout" svg:width="2.455cm" svg:height="0.817cm" svg:x="0.396cm" svg:y="10.536cm">
          <text:p text:style-name="P12"><text:span text:style-name="T4">multila-lexer</text:span></text:p>
          <draw:enhanced-geometry svg:viewBox="0 0 21600 21600" draw:type="rectangle" draw:enhanced-path="M 0 0 L 21600 0 21600 21600 0 21600 0 0 Z N"/>
        </draw:custom-shape>
        <draw:connector draw:style-name="gr15" draw:text-style-name="P9" draw:layer="layout" draw:type="curve" svg:x1="2.851cm" svg:y1="10.944cm" svg:x2="4.454cm" svg:y2="10.926cm" draw:start-shape="id9" draw:start-glue-point="1" draw:end-shape="id3" draw:end-glue-point="3" svg:d="M2851 10944c1201 0 400-18 1603-18" svg:viewBox="0 0 1604 19">
          <text:p/>
        </draw:connector>
        <draw:custom-shape draw:style-name="gr5" draw:text-style-name="P6" draw:layer="layout" svg:width="2.297cm" svg:height="1.58cm" svg:x="0.407cm" svg:y="1.036cm">
          <text:p text:style-name="P5"><text:span text:style-name="T1">website</text:span></text:p>
          <draw:enhanced-geometry svg:viewBox="0 0 21600 21600" draw:type="rectangle" draw:enhanced-path="M 0 0 L 21600 0 21600 21600 0 21600 0 0 Z N"/>
        </draw:custom-shape>
        <draw:frame draw:style-name="gr16" draw:text-style-name="P15" draw:layer="layout" svg:width="8.26cm" svg:height="1.104cm" svg:x="0.2cm" svg:y="16.737cm">
          <draw:text-box>
            <text:p text:style-name="P14"><text:span text:style-name="T5">mathe:buddy – a gamified app for higher math</text:span></text:p>
            <text:p text:style-name="P14"><text:span text:style-name="T5">© 2022-2023 by TH Köln. Funded by FREIRAUM.</text:span></text:p>
          </draw:text-box>
        </draw:frame>
        <draw:frame draw:style-name="gr17" draw:text-style-name="P16" draw:layer="layout" svg:width="17.78cm" svg:height="1.673cm" draw:transform="rotate (-1.5707963267949) translate (20.176cm 0.1cm)">
          <draw:text-box>
            <text:p text:style-name="P1"><text:span text:style-name="T6">C <text:s/>O <text:s/>M <text:s/>P <text:s/>O <text:s/>N <text:s/>E <text:s/>N <text:s/>T <text:s text:c="4"/>O <text:s/>V <text:s/>E <text:s/>R <text:s/>V <text:s/>I <text:s/>E <text:s/>W</text:span></text:p>
          </draw:text-box>
        </draw:frame>
        <draw:frame draw:style-name="gr18" draw:text-style-name="P9" draw:layer="layout" svg:width="0.837cm" svg:height="0.931cm" svg:x="11.375cm" svg:y="8.302cm">
          <draw:image xlink:href="Pictures/1000060D00003BA200003505564EE8E65A4AA7C7.svg" xlink:type="simple" xlink:show="embed" xlink:actuate="onLoad" draw:mime-type="image/svg+xml">
            <text:p/>
          </draw:image>
          <draw:image xlink:href="Pictures/10000001000002950000024CBD1CCCF2E08353F5.png" xlink:type="simple" xlink:show="embed" xlink:actuate="onLoad" draw:mime-type="image/png"/>
        </draw:frame>
        <draw:frame draw:style-name="gr18" draw:text-style-name="P9" draw:layer="layout" svg:width="0.771cm" svg:height="1.027cm" svg:x="10.268cm" svg:y="8.147cm">
          <draw:image xlink:href="Pictures/1000069A000027CA00003505CC287BDC8A4F7195.svg" xlink:type="simple" xlink:show="embed" xlink:actuate="onLoad" draw:mime-type="image/svg+xml">
            <text:p/>
          </draw:image>
          <draw:image xlink:href="Pictures/10000001000001B90000024CF02F6F6587E1638B.png" xlink:type="simple" xlink:show="embed" xlink:actuate="onLoad" draw:mime-type="image/png"/>
        </draw:frame>
        <draw:g>
          <draw:custom-shape draw:style-name="gr19" draw:text-style-name="P4" draw:layer="layout" svg:width="0.309cm" svg:height="0.301cm" svg:x="6.444cm" svg:y="12.535cm">
            <text:p/>
            <draw:enhanced-geometry svg:viewBox="0 0 21600 21600" draw:type="rectangle" draw:enhanced-path="M 0 0 L 21600 0 21600 21600 0 21600 0 0 Z N"/>
          </draw:custom-shape>
          <draw:g>
            <draw:path draw:style-name="gr20" draw:text-style-name="P17" draw:layer="layout" svg:width="0.534cm" svg:height="0.499cm" svg:x="6.321cm" svg:y="12.4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9" draw:text-style-name="P4" draw:layer="layout" svg:width="0.309cm" svg:height="0.301cm" svg:x="10.343cm" svg:y="14.528cm">
            <text:p/>
            <draw:enhanced-geometry svg:viewBox="0 0 21600 21600" draw:type="rectangle" draw:enhanced-path="M 0 0 L 21600 0 21600 21600 0 21600 0 0 Z N"/>
          </draw:custom-shape>
          <draw:g>
            <draw:path draw:style-name="gr20" draw:text-style-name="P17" draw:layer="layout" svg:width="0.534cm" svg:height="0.499cm" svg:x="10.22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9" draw:text-style-name="P4" draw:layer="layout" svg:width="0.309cm" svg:height="0.301cm" svg:x="13.452cm" svg:y="7.938cm">
            <text:p/>
            <draw:enhanced-geometry svg:viewBox="0 0 21600 21600" draw:type="rectangle" draw:enhanced-path="M 0 0 L 21600 0 21600 21600 0 21600 0 0 Z N"/>
          </draw:custom-shape>
          <draw:g>
            <draw:path draw:style-name="gr20" draw:text-style-name="P17" draw:layer="layout" svg:width="0.534cm" svg:height="0.499cm" svg:x="13.329cm" svg:y="7.8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1" draw:text-style-name="P18" draw:layer="layout" svg:width="2.444cm" svg:height="1.523cm" svg:x="6.707cm" svg:y="12.082cm">
          <draw:text-box>
            <text:p><text:span text:style-name="T7">playground available</text:span></text:p>
            <text:p><text:span text:style-name="T7">on website</text:span></text:p>
          </draw:text-box>
        </draw:frame>
        <draw:frame draw:style-name="gr22" draw:text-style-name="P19" draw:layer="layout" svg:width="2.616cm" svg:height="1.205cm" svg:x="0.376cm" svg:y="9.448cm">
          <draw:text-box>
            <text:p><text:span text:style-name="T8">external</text:span></text:p>
            <text:p><text:span text:style-name="T8">dependencies</text:span></text:p>
          </draw:text-box>
        </draw:frame>
        <draw:g>
          <draw:path draw:style-name="gr23" draw:text-style-name="P20" draw:layer="layout" svg:width="2.204cm" svg:height="0.795cm" svg:x="17.909cm" svg:y="16.619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3" draw:text-style-name="P20" draw:layer="layout" svg:width="2.289cm" svg:height="0.179cm" svg:x="17.842cm" svg:y="17.461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frame draw:style-name="gr24" draw:text-style-name="P21" draw:layer="layout" svg:width="11.615cm" svg:height="1.199cm" svg:x="0.2cm" svg:y="0.137cm">
          <draw:text-box>
            <text:p text:style-name="P14"><text:span text:style-name="T9">https://mathebuddy.github.io/mathebuddy/</text:span></text:p>
          </draw:text-box>
        </draw:frame>
        <draw:g>
          <draw:custom-shape draw:style-name="gr19" draw:text-style-name="P4" draw:layer="layout" svg:width="0.309cm" svg:height="0.301cm" svg:x="6.445cm" svg:y="10.035cm">
            <text:p/>
            <draw:enhanced-geometry svg:viewBox="0 0 21600 21600" draw:type="rectangle" draw:enhanced-path="M 0 0 L 21600 0 21600 21600 0 21600 0 0 Z N"/>
          </draw:custom-shape>
          <draw:g>
            <draw:path draw:style-name="gr20" draw:text-style-name="P17" draw:layer="layout" svg:width="0.534cm" svg:height="0.499cm" svg:x="6.322cm" svg:y="9.948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5" draw:text-style-name="P23" draw:layer="layout" svg:width="4.882cm" svg:height="1.587cm" svg:x="15.338cm" svg:y="0.237cm">
          <draw:text-box>
            <text:p text:style-name="P22"><text:span text:style-name="T10">*not yet</text:span></text:p>
            <text:p text:style-name="P22"><text:span text:style-name="T10">released</text:span></text:p>
          </draw:text-box>
        </draw:frame>
        <draw:custom-shape draw:style-name="gr11" draw:text-style-name="P10" draw:layer="layout" svg:width="2.297cm" svg:height="1.58cm" svg:x="11.454cm" svg:y="14.536cm">
          <text:p text:style-name="P5"><text:span text:style-name="T1">tex</text:span></text:p>
          <draw:enhanced-geometry svg:viewBox="0 0 21600 21600" draw:type="rectangle" draw:enhanced-path="M 0 0 L 21600 0 21600 21600 0 21600 0 0 Z N"/>
        </draw:custom-shape>
        <draw:g>
          <draw:custom-shape draw:style-name="gr19" draw:text-style-name="P4" draw:layer="layout" svg:width="0.309cm" svg:height="0.301cm" svg:x="13.444cm" svg:y="14.528cm">
            <text:p/>
            <draw:enhanced-geometry svg:viewBox="0 0 21600 21600" draw:type="rectangle" draw:enhanced-path="M 0 0 L 21600 0 21600 21600 0 21600 0 0 Z N"/>
          </draw:custom-shape>
          <draw:g>
            <draw:path draw:style-name="gr20" draw:text-style-name="P17" draw:layer="layout" svg:width="0.534cm" svg:height="0.499cm" svg:x="13.321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connector draw:style-name="gr7" draw:text-style-name="P9" draw:layer="layout" svg:x1="12.617cm" svg:y1="9.504cm" svg:x2="12.617cm" svg:y2="14.55cm" draw:start-shape="id10" draw:start-glue-point="2" draw:end-shape="id11" draw:end-glue-point="0" svg:d="M12617 9504v5046" svg:viewBox="0 0 1 5047">
          <text:p/>
        </draw:connector>
        <draw:custom-shape draw:style-name="gr13" draw:text-style-name="P11" draw:layer="layout" svg:width="0.849cm" svg:height="0.428cm" svg:x="13.545cm" svg:y="0.88cm">
          <text:p text:style-name="P11"><text:span text:style-name="T3">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xml:id="id13" draw:id="id13" draw:layer="layout" svg:width="2.297cm" svg:height="1.58cm" svg:x="14.454cm" svg:y="12.536cm">
          <text:p text:style-name="P5"><text:span text:style-name="T1">flutter</text:span></text:p>
          <draw:enhanced-geometry svg:viewBox="0 0 21600 21600" draw:type="rectangle" draw:enhanced-path="M 0 0 L 21600 0 21600 21600 0 21600 0 0 Z N"/>
        </draw:custom-shape>
        <draw:connector draw:style-name="gr7" draw:text-style-name="P9" draw:layer="layout" svg:x1="13.715cm" svg:y1="8.726cm" svg:x2="15.602cm" svg:y2="12.536cm" draw:start-shape="id12" draw:start-glue-point="1" draw:end-shape="id13" draw:end-glue-point="0" svg:d="M13715 8726h1887v3810" svg:viewBox="0 0 1888 3811">
          <text:p/>
        </draw:connector>
        <draw:connector draw:style-name="gr7" draw:text-style-name="P9" draw:layer="layout" svg:x1="8.361cm" svg:y1="8.726cm" svg:x2="5.602cm" svg:y2="10.136cm" draw:start-shape="id12" draw:start-glue-point="3" draw:end-shape="id3" draw:end-glue-point="0" svg:d="M8361 8726h-2759v1410" svg:viewBox="0 0 2760 1411">
          <text:p/>
        </draw:connector>
        <draw:connector draw:style-name="gr7" draw:text-style-name="P9" draw:layer="layout" svg:x1="5.602cm" svg:y1="14.116cm" svg:x2="8.354cm" svg:y2="15.326cm" draw:start-shape="id4" draw:start-glue-point="2" draw:end-shape="id14" svg:d="M5602 14116v1210h2752" svg:viewBox="0 0 2753 1211">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f"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3H22M23S</meta:editing-duration>
    <meta:editing-cycles>50</meta:editing-cycles>
    <meta:generator>LibreOffice/7.4.4.2$MacOSX_AARCH64 LibreOffice_project/85569322deea74ec9134968a29af2df5663baa21</meta:generator>
    <dc:date>2023-03-04T12:31:48.718336657</dc:date>
    <meta:document-statistic meta:object-count="76"/>
    <meta:template xlink:type="simple" xlink:actuate="onRequest" xlink:title="libre-office-draw-template" xlink:href="../../Library/Application%20Support/LibreOffice/4/user/template/draw/libre-office-draw-template.otg" meta:date="2023-01-13T13:08:43.501586303"/>
  </office:meta>
</office:document-meta>
</file>